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808080" draw:marker-start-width="0.125cm" draw:marker-end-width="0.125cm" draw:fill-color="#ffffff" draw:opacity="100%" draw:fill-image-width="0cm" draw:fill-image-height="0cm" draw:textarea-horizontal-align="left" draw:textarea-vertical-align="top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2" style:family="graphic" style:parent-style-name="standard">
      <style:graphic-properties svg:stroke-width="0.05cm" svg:stroke-color="#808080" draw:marker-start-width="0.135cm" draw:marker-end-width="0.135cm" draw:fill-color="#ffffff" draw:opacity="100%" draw:opacity-name="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3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1.208cm" fo:min-width="2.107cm" fo:padding-top="0.175cm" fo:padding-bottom="0.175cm" fo:padding-left="0.3cm" fo:padding-right="0.3cm" draw:shadow="visible" draw:shadow-offset-x="0.1cm" draw:shadow-offset-y="0.1cm" draw:shadow-opacity="100%"/>
    </style:style>
    <style:style style:name="gr4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height="false" draw:auto-grow-width="true" fo:min-height="1.5cm" fo:min-width="2.694cm" fo:padding-top="0.175cm" fo:padding-bottom="0.175cm" fo:padding-left="0.3cm" fo:padding-right="0.3cm" draw:shadow="visible" draw:shadow-offset-x="0.1cm" draw:shadow-offset-y="0.1cm" draw:shadow-opacity="100%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5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>
        <style:tab-stops/>
      </style:paragraph-properties>
    </style:style>
    <style:style style:name="P5" style:family="paragraph">
      <style:paragraph-properties fo:margin-left="0cm" fo:margin-right="0cm" fo:text-align="end" fo:text-indent="0cm">
        <style:tab-stops/>
      </style:paragraph-properties>
      <style:text-properties fo:color="#6b4794" fo:font-size="9pt" style:font-size-asian="12pt" style:font-size-complex="12pt"/>
    </style:style>
    <style:style style:name="P6" style:family="paragraph">
      <style:paragraph-properties fo:margin-left="0cm" fo:margin-right="0cm" fo:text-align="end" fo:text-indent="0cm">
        <style:tab-stops/>
      </style:paragraph-properties>
      <style:text-properties fo:color="#00ae00" fo:font-size="9pt" style:font-size-asian="12pt" style:font-size-complex="12pt"/>
    </style:style>
    <style:style style:name="P7" style:family="paragraph">
      <style:paragraph-properties fo:margin-left="0cm" fo:margin-right="0cm" fo:text-align="end" fo:text-indent="0cm">
        <style:tab-stops/>
      </style:paragraph-properties>
      <style:text-properties fo:color="#0084d1" fo:font-size="9pt" style:font-size-asian="12pt" style:font-size-complex="12pt"/>
    </style:style>
    <style:style style:name="T1" style:family="text">
      <style:text-properties fo:font-size="15pt" style:font-size-asian="18pt" style:font-size-complex="18pt"/>
    </style:style>
    <style:style style:name="T2" style:family="text">
      <style:text-properties fo:color="#00ae00" fo:font-size="9pt" style:font-size-asian="12pt" style:font-size-complex="12pt"/>
    </style:style>
    <style:style style:name="T3" style:family="text">
      <style:text-properties fo:color="#0084d1" fo:font-size="9pt" style:font-size-asian="12pt" style:font-size-complex="12pt"/>
    </style:style>
    <style:style style:name="T4" style:family="text">
      <style:text-properties fo:color="#6b4794" fo:font-size="9pt" style:font-size-asian="12pt" style:font-size-complex="12pt"/>
    </style:style>
    <style:style style:name="T5" style:family="text">
      <style:text-properties fo:color="#ff6633" fo:font-size="9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5.706cm" svg:height="1.431cm" svg:x="4.648cm" svg:y="5.922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06cm" svg:height="1.516cm" svg:x="4.648cm" svg:y="4.054cm">
          <text:p text:style-name="P1"><text:span text:style-name="T1">busin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06cm" svg:height="1.673cm" svg:x="4.648cm" svg:y="2.087cm">
          <text:p text:style-name="P1"><text:span text:style-name="T1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706cm" svg:height="1.515cm" svg:x="4.648cm" svg:y="0.219cm">
          <text:p text:style-name="P1"><text:span text:style-name="T1">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41cm" svg:height="1.01cm" svg:x="6.445cm" svg:y="7.69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5" draw:layer="layout" svg:width="3.447cm" svg:height="1.943cm" svg:x="6.99cm" svg:y="3.662cm">
          <draw:text-box>
            <text:p text:style-name="P4"><text:span text:style-name="T2"/></text:p>
            <text:p text:style-name="P4"><text:span text:style-name="T2"/></text:p>
            <text:p text:style-name="P4"><text:span text:style-name="T3">Business Services</text:span></text:p>
            <text:p text:style-name="P4"><text:span text:style-name="T3">Spring configuration</text:span></text:p>
          </draw:text-box>
        </draw:frame>
        <draw:frame draw:style-name="gr4" draw:text-style-name="P6" draw:layer="layout" svg:width="3.57cm" svg:height="1.889cm" svg:x="6.784cm" svg:y="5.67cm">
          <draw:text-box>
            <text:p text:style-name="P4"><text:span text:style-name="T2">Data Access Objects</text:span></text:p>
            <text:p text:style-name="P4"><text:span text:style-name="T2">Spring configuration</text:span></text:p>
            <text:p text:style-name="P4"><text:span text:style-name="T2">Hibernate mappings</text:span></text:p>
          </draw:text-box>
        </draw:frame>
        <draw:frame draw:style-name="gr3" draw:text-style-name="P5" draw:layer="layout" svg:width="4.073cm" svg:height="1.943cm" svg:x="6.265cm" svg:y="1.962cm">
          <draw:text-box>
            <text:p text:style-name="P4"><text:span text:style-name="T4">Data Transfer Object's</text:span></text:p>
            <text:p text:style-name="P4"><text:span text:style-name="T4">DTO Translators</text:span></text:p>
            <text:p text:style-name="P4"><text:span text:style-name="T3">Remote / Local Services</text:span></text:p>
            <text:p text:style-name="P4"><text:span text:style-name="T3">Spring configuration</text:span></text:p>
          </draw:text-box>
        </draw:frame>
        <draw:custom-shape draw:style-name="gr2" draw:text-style-name="P3" draw:layer="layout" svg:width="1.546cm" svg:height="0.51cm" svg:x="7.299cm" svg:y="8.46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text-style-name="P7" draw:layer="layout" svg:width="2.707cm" svg:height="1.558cm" svg:x="7.632cm" svg:y="0.454cm">
          <draw:text-box>
            <text:p text:style-name="P4"><text:span text:style-name="T5">Html</text:span></text:p>
            <text:p text:style-name="P4"><text:span text:style-name="T5">Servlets</text:span></text:p>
          </draw:text-box>
        </draw:frame>
        <draw:custom-shape draw:style-name="gr1" draw:text-style-name="P2" draw:layer="layout" svg:width="5.2cm" svg:height="1.63cm" draw:transform="rotate (1.5707963267946) translate (10.715cm 7.36cm)">
          <text:p text:style-name="P1"><text:span text:style-name="T1">do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2.926cm" svg:height="1.558cm" draw:transform="rotate (1.5707963267946) translate (11.017cm 5.067cm)">
          <draw:text-box>
            <text:p text:style-name="P4"><text:span text:style-name="T2">Domain Classes</text:span></text:p>
            <text:p text:style-name="P4"><text:span text:style-name="T2">Business Ru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opacity draw:name="Transparency_20_2" draw:display-name="Transparency 2" draw:style="linear" draw:start="100%" draw:end="0%" draw:angle="210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1cm" fo:margin-bottom="0.051cm" fo:margin-left="0.045cm" fo:margin-right="0.102cm" fo:page-width="16.815cm" fo:page-height="9.19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6-27T11:48:24</meta:creation-date>
    <dc:creator>Eric Jan Malotaux</dc:creator>
    <dc:date>2009-01-22T08:31:46</dc:date>
    <meta:editing-cycles>75</meta:editing-cycles>
    <meta:editing-duration>PT18H36M19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